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Heading_20_1" style:master-page-name="HTML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%E6%B6%88%E9%98%B2%E5%B7%A5%E7%A8%8B%E9%A2%98%E5%BA%93%E6%A6%82%E8%A6%81%E8%AE%BE%E8%AE%A1"/>消防工程题库概要设计</text:p>
      <text:p text:style-name="Text_20_body">本项目为微信公众号项目,公众号及相关硬件资源由甲方提供</text:p>
      <text:p text:style-name="Text_20_body">公众号名称: 消防规范宝</text:p>
      <text:h text:style-name="Heading_20_2" text:outline-level="2"><text:bookmark text:name="%E8%AE%BE%E8%AE%A1%E6%A6%82%E8%A6%81"/>设计概要</text:h>
      <text:p text:style-name="Text_20_body"><draw:frame draw:style-name="fr1" draw:name="图像1" text:anchor-type="as-char" svg:width="15cm" svg:height="11.06cm" draw:z-index="0"><draw:image xlink:href="../image/系统架构图.png" xlink:type="simple" xlink:show="embed" xlink:actuate="onLoad" loext:mime-type="image/png"/><svg:title>系统架构图</svg:title></draw:frame></text:p>
      <text:p text:style-name="Text_20_body">系统具备的主要功能</text:p>
      <text:list xml:id="list2994699594" text:style-name="L1">
        <text:list-item>
          <text:p text:style-name="P7">注册功能 包括用户身份记录.状态管理,缴费管理等 </text:p>
        </text:list-item>
        <text:list-item>
          <text:p text:style-name="P7">在线支付功能 此功能和缴费管理有关联 </text:p>
        </text:list-item>
        <text:list-item>
          <text:p text:style-name="P1">自定义的权限设置功能(非固化权限系统) </text:p>
        </text:list-item>
      </text:list>
      <text:p text:style-name="Text_20_body">使用WeUI for Work框架开发,以保证用户获得最原生的微信公众号体验</text:p>
      <text:h text:style-name="Heading_20_2" text:outline-level="2"><text:bookmark text:name="%E6%A8%A1%E5%9D%97%E5%88%92%E5%88%86"/>模块划分</text:h>
      <text:p text:style-name="Text_20_body">系统按照功能进行模块划分</text:p>
      <text:list xml:id="list300324313" text:style-name="L2">
        <text:list-item>
          <text:p text:style-name="P8">系统模块 也就是后台模块,负责设置用户的基本权限,查看,统计用户信息,题库维护等 </text:p>
        </text:list-item>
        <text:list-item>
          <text:p text:style-name="P8">题库系统 负责教学系统的题库支撑.对操作者透明.是系统的基础模块. </text:p>
        </text:list-item>
        <text:list-item>
          <text:p text:style-name="P8">用户模块 对用户的基本功能进行支持, </text:p>
        </text:list-item>
        <text:list-item>
          <text:p text:style-name="P2">教学模块 核心功能,实现用户的和题库的互动. </text:p>
        </text:list-item>
      </text:list>
      <text:h text:style-name="Heading_20_2" text:outline-level="2"><text:bookmark text:name="%E7%9B%B8%E5%85%B3%E9%A1%B5%E9%9D%A2%E7%AE%80%E8%A6%81%E8%AF%B4%E6%98%8E"/><text:soft-page-break/>相关页面简要说明</text:h>
      <text:h text:style-name="Heading_20_3" text:outline-level="3"><text:bookmark text:name="%E6%AC%A2%E8%BF%8E%E9%A1%B5"/>欢迎页</text:h>
      <text:p text:style-name="Text_20_body"><draw:frame draw:style-name="fr1" draw:name="图像2" text:anchor-type="as-char" svg:width="8.528cm" svg:height="15.136cm" draw:z-index="1"><draw:image xlink:href="../image/欢迎页.png" xlink:type="simple" xlink:show="embed" xlink:actuate="onLoad" loext:mime-type="image/png"/><svg:title>欢迎页面</svg:title></draw:frame></text:p>
      <text:p text:style-name="Text_20_body"><text:span text:style-name="Strong_20_Emphasis">会员注册按钮</text:span>:<text:line-break/>绑定微信号注册,要求:<text:line-break/>后台能看到会员的名称.加入人数,权限状态,微信号(这个是看不到的,微信任何时候都不向第三方透露微信用户的微信号,如果你只是想向客户推送消息,那么使用openid即可.), 注册时间,登陆次数,评分, 缴费时间.权限状态,会员剩余时间(图表展示)</text:p>
      <text:p text:style-name="Text_20_body">会员注册后可免费使用半个月的功能.到期后只能使用(后台可以修改各个模块的免费访问时间)<text:line-break/>1.建筑设计防火规范下的 模块3 模块5 .缴费后能自动授权继续使用.<text:line-break/>目前会员只有基础会员(100元/年)和开发中的高级会员</text:p>
      <text:p text:style-name="Text_20_body"><text:span text:style-name="Strong_20_Emphasis">练习按钮</text:span>:<text:line-break/>跳转到题库</text:p>
      <text:p text:style-name="Text_20_body"><text:span text:style-name="Strong_20_Emphasis">帮助按钮</text:span>:<text:line-break/>"通过本题库联系,评测学院对规范的掌握程度,从而巩固学院的规范知识,轻松通过消防考试,微信号: xxx,qq号: "</text:p>
      <text:h text:style-name="Heading_20_3" text:outline-level="3"><text:bookmark text:name="%E9%A6%96%E9%A1%B5"/><text:soft-page-break/>首页</text:h>
      <text:p text:style-name="Text_20_body">用户注册后/登录后, 跳转来此处,本页面相当于一个导航站,在此导航站下,有如下导航链接:</text:p>
      <text:list xml:id="list1056540111" text:style-name="L3">
        <text:list-item>
          <text:p text:style-name="P9">技术实务 跳转到相关的题库 </text:p>
        </text:list-item>
        <text:list-item>
          <text:p text:style-name="P9">综合能力 跳转到相关题库 </text:p>
        </text:list-item>
        <text:list-item>
          <text:p text:style-name="P9"><text:span text:style-name="Strong_20_Emphasis">GB常用规范训练</text:span> 跳转到相关的题库 这是考试重点,要着重体现 </text:p>
        </text:list-item>
        <text:list-item>
          <text:p text:style-name="P9">各类常用数据训练 跳转到相关的题库 </text:p>
        </text:list-item>
        <text:list-item>
          <text:p text:style-name="P9">错题集 跳转到相关的题库 只有登录用户才有,并且会随着训练的过程变换,比如被移除或者添加 </text:p>
        </text:list-item>
        <text:list-item>
          <text:p text:style-name="P9">直播课程 跳转到相关的题库 初期暂缓 </text:p>
        </text:list-item>
        <text:list-item>
          <text:p text:style-name="P9">VIP中心 暂时用意不明 </text:p>
        </text:list-item>
        <text:list-item>
          <text:p text:style-name="P9">综合练习训练 可以当作综合能力的一个模拟考试.用于做模拟考训练.一般是60分钟120题.分值是如何评估???其中,每题多少分一定要明确,或者是平均计算. </text:p>
        </text:list-item>
        <text:list-item>
          <text:p text:style-name="P9">相关下载 其实命名为下载中心更贴切,因为相关你不清楚相关的对象 </text:p>
        </text:list-item>
        <text:list-item>
          <text:p text:style-name="P3"/>
        </text:list-item>
      </text:list>
      <text:h text:style-name="Heading_20_3" text:outline-level="3"><text:bookmark text:name="%E6%8A%80%E6%9C%AF%E4%BA%8B%E5%8A%A1%E9%A1%B5%E9%9D%A2"/>技术事务页面</text:h>
      <text:p text:style-name="Text_20_body">仿慧题库</text:p>
      <text:h text:style-name="Heading_20_3" text:outline-level="3"><text:bookmark text:name="gb%E5%B8%B8%E7%94%A8%E8%A7%84%E8%8C%83%E8%AE%AD%E7%BB%83%E9%A1%B5%E9%9D%A2"/>GB常用规范训练页面</text:h>
      <text:p text:style-name="Text_20_body">如果没有注册的话,正确率不会统计的正确的<text:line-break/>maoi本页有一个GB常用规范的不同方面的习题的正确率的统计列表,列表包括</text:p>
      <text:list xml:id="list743273774" text:style-name="L4">
        <text:list-item>
          <text:p text:style-name="P10">建筑设计防火规范 正确率 100% </text:p>
        </text:list-item>
        <text:list-item>
          <text:p text:style-name="P10">消防给税及消火栓系统技术规范 </text:p>
        </text:list-item>
        <text:list-item>
          <text:p text:style-name="P10">自动喷水灭火系统施工设计规范 </text:p>
        </text:list-item>
        <text:list-item>
          <text:p text:style-name="P10">火灾自动报警系统设计规范 </text:p>
        </text:list-item>
        <text:list-item>
          <text:p text:style-name="P10">建筑防烟,拍烟系统技术标准 </text:p>
        </text:list-item>
        <text:list-item>
          <text:p text:style-name="P10">气体灭火系统设计规范 </text:p>
        </text:list-item>
        <text:list-item>
          <text:p text:style-name="P10">建筑咩过期配置设计规范 </text:p>
        </text:list-item>
        <text:list-item>
          <text:p text:style-name="P10">建筑内部装修设计防火规范 </text:p>
        </text:list-item>
        <text:list-item>
          <text:p text:style-name="P10">汽车库,修车库,停车场设计防火规范 </text:p>
        </text:list-item>
        <text:list-item>
          <text:p text:style-name="P10">自动喷水灭火系统设计及验收规范 </text:p>
        </text:list-item>
        <text:list-item>
          <text:p text:style-name="P10">消防法律法规 </text:p>
        </text:list-item>
        <text:list-item>
          <text:p text:style-name="P4">消防设施维护周期 </text:p>
        </text:list-item>
      </text:list>
      <text:h text:style-name="Heading_20_3" text:outline-level="3"><text:bookmark text:name="%E5%BB%BA%E7%AD%91%E9%98%B2%E7%81%AB%E8%AE%BE%E8%AE%A1%E8%A7%84%E8%8C%83%E9%A1%B5%E9%9D%A2"/>建筑防火设计规范页面</text:h>
      <text:p text:style-name="Text_20_body">这里,设计者注明了所有注册人员斗可以使用.那么.这项准则是上面提到的"页面的访问权限可以自行设定"这一条规则可覆盖的呢还是不可覆盖的呢?</text:p>
      <text:list xml:id="list3244956281" text:style-name="L5">
        <text:list-item>
          <text:p text:style-name="P11">厂房和仓库 </text:p>
        </text:list-item>
        <text:list-item>
          <text:p text:style-name="P11">甲乙丙丁类液体气体储罐(区)和可燃材料堆场. </text:p>
        </text:list-item>
        <text:list-item>
          <text:p text:style-name="P11"><text:soft-page-break/>民用建筑 </text:p>
        </text:list-item>
        <text:list-item>
          <text:p text:style-name="P11">建筑构造 </text:p>
        </text:list-item>
        <text:list-item>
          <text:p text:style-name="P11">灭火救援 </text:p>
        </text:list-item>
        <text:list-item>
          <text:p text:style-name="P11">消防设施的设置 </text:p>
        </text:list-item>
        <text:list-item>
          <text:p text:style-name="P11">供暖,通风和空气调节 </text:p>
        </text:list-item>
        <text:list-item>
          <text:p text:style-name="P11">电气 </text:p>
        </text:list-item>
        <text:list-item>
          <text:p text:style-name="P11">木结构建筑 </text:p>
        </text:list-item>
        <text:list-item>
          <text:p text:style-name="P11">城市交通隧道 </text:p>
        </text:list-item>
        <text:list-item>
          <text:p text:style-name="P5">其他 </text:p>
        </text:list-item>
      </text:list>
      <text:h text:style-name="Heading_20_3" text:outline-level="3"><text:bookmark text:name="%E5%B8%B8%E7%94%A8%E6%95%B0%E6%8D%AE%E8%AE%AD%E7%BB%83%E9%A1%B5%E9%9D%A2"/>常用数据训练页面</text:h>
      <text:p text:style-name="Text_20_body">同上页面的说明</text:p>
      <text:list xml:id="list2295574856" text:style-name="L6">
        <text:list-item>
          <text:p text:style-name="P12">生产火灾危险性分类 </text:p>
        </text:list-item>
        <text:list-item>
          <text:p text:style-name="P12">储存火灾危险性分类 </text:p>
        </text:list-item>
        <text:list-item>
          <text:p text:style-name="P12">建筑构件耐火极限要求 </text:p>
        </text:list-item>
        <text:list-item>
          <text:p text:style-name="P12">自动喷水灭火系统设计场所危险等级分类 </text:p>
        </text:list-item>
        <text:list-item>
          <text:p text:style-name="P12">民用建筑灭火器配置场所危险等级分类 </text:p>
        </text:list-item>
        <text:list-item>
          <text:p text:style-name="P12">工业建筑灭火器配置场所危险等级分类 </text:p>
        </text:list-item>
        <text:list-item>
          <text:p text:style-name="P12">建筑装修材料燃烧性能分类 </text:p>
        </text:list-item>
        <text:list-item>
          <text:p text:style-name="P12">建筑室内外消火栓设计流量 </text:p>
        </text:list-item>
        <text:list-item>
          <text:p text:style-name="P12">消防安全重点单位标准 </text:p>
        </text:list-item>
        <text:list-item>
          <text:p text:style-name="P12">厂房,汽车库,民用建筑防火分区面积 </text:p>
        </text:list-item>
        <text:list-item>
          <text:p text:style-name="P12">仓库占地面积和防火分区面积 </text:p>
        </text:list-item>
        <text:list-item>
          <text:p text:style-name="P12">疏散距离 </text:p>
        </text:list-item>
        <text:list-item>
          <text:p text:style-name="P12">各类消防设置试验方法和要求 </text:p>
        </text:list-item>
        <text:list-item>
          <text:p text:style-name="P12">消防设计维护周期 </text:p>
        </text:list-item>
        <text:list-item>
          <text:p text:style-name="P6">相关法律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color="#969896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fo:color="#0086b3"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.language-css" style:family="text" style:parent-style-name="Source_20_Text"/>
    <style:style style:name="源文本.language-yaml" style:family="text" style:parent-style-name="Source_20_Text">
      <style:text-properties fo:color="#18369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消防工程题库概要设计</dc:title>
    <dc:date>2018-11-24T20:54:31.934136994</dc:date>
    <meta:editing-duration>PT4M47S</meta:editing-duration>
    <meta:editing-cycles>1</meta:editing-cycles>
    <meta:document-statistic meta:table-count="0" meta:image-count="2" meta:object-count="0" meta:page-count="4" meta:paragraph-count="81" meta:word-count="1465" meta:character-count="1597" meta:non-whitespace-character-count="1505"/>
    <meta:generator>LibreOffice/6.0.6.2$Linux_X86_64 LibreOffice_project/00m0$Build-2</meta:generator>
    <meta:user-defined meta:name=""/>
    <meta:user-defined meta:name="viewport">width=device-width, initial-scale=1.0</meta:user-defined>
  </office:meta>
</office:document-meta>
</file>